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put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Outputs</text:p>
          </table:table-cell>
          <table:covered-table-cell/>
        </table:table-row>
        <table:table-row table:style-name="ro1">
          <table:table-cell office:value-type="string" calcext:value-type="string">
            <text:p>DPI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LC lon</text:p>
          </table:table-cell>
          <table:table-cell table:formula="of:=[.B8]-[.E8]/2" office:value-type="float" office:value="-0.301253619752203" calcext:value-type="float">
            <text:p>-0.301253619752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LC lat</text:p>
          </table:table-cell>
          <table:table-cell table:formula="of:=[.B9]+[.E9]/2" office:value-type="float" office:value="51.6038083842056" calcext:value-type="float">
            <text:p>51.60380838420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dth c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dth px</text:p>
          </table:table-cell>
          <table:table-cell table:formula="of:=[.B5]/2.54*[.$B$2]" office:value-type="float" office:value="23622.0472440945" calcext:value-type="float">
            <text:p>23622.0472440945</text:p>
          </table:table-cell>
        </table:table-row>
        <table:table-row table:style-name="ro1">
          <table:table-cell office:value-type="string" calcext:value-type="string">
            <text:p>height cm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eight px</text:p>
          </table:table-cell>
          <table:table-cell table:formula="of:=[.B6]/2.54*[.$B$2]" office:value-type="float" office:value="16535.4330708661" calcext:value-type="float">
            <text:p>16535.43307086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ntre °lon</text:p>
          </table:table-cell>
          <table:table-cell office:value-type="float" office:value="-0.09875" calcext:value-type="float">
            <text:p>-0.09875</text:p>
          </table:table-cell>
          <table:table-cell/>
          <table:table-cell office:value-type="string" calcext:value-type="string">
            <text:p>width °lon</text:p>
          </table:table-cell>
          <table:table-cell table:formula="of:=[.E5]/[.B11]" office:value-type="float" office:value="0.405007239504406" calcext:value-type="float">
            <text:p>0.405007239504406</text:p>
          </table:table-cell>
        </table:table-row>
        <table:table-row table:style-name="ro1">
          <table:table-cell office:value-type="string" calcext:value-type="string">
            <text:p>centre °lat</text:p>
          </table:table-cell>
          <table:table-cell office:value-type="float" office:value="51.51561" calcext:value-type="float">
            <text:p>51.51561</text:p>
          </table:table-cell>
          <table:table-cell/>
          <table:table-cell office:value-type="string" calcext:value-type="string">
            <text:p>height °lat</text:p>
          </table:table-cell>
          <table:table-cell table:formula="of:=[.E6]/[.B12]" office:value-type="float" office:value="0.176396768411203" calcext:value-type="float">
            <text:p>0.17639676841120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x / °lon</text:p>
          </table:table-cell>
          <table:table-cell office:value-type="float" office:value="58325" calcext:value-type="float">
            <text:p>58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 / °lat</text:p>
          </table:table-cell>
          <table:table-cell office:value-type="float" office:value="93740" calcext:value-type="float">
            <text:p>937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1:08:28.488754934</meta:creation-date>
    <dc:date>2024-11-28T22:21:07.692503422</dc:date>
    <meta:editing-duration>PT47M</meta:editing-duration>
    <meta:editing-cycles>1</meta:editing-cycles>
    <meta:document-statistic meta:table-count="1" meta:cell-count="28" meta:object-count="0"/>
    <meta:generator>LibreOffice/24.8.3.2$Linux_X86_64 LibreOffice_project/480$Build-2</meta:generator>
  </office:meta>
</office:document-meta>
</file>